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fo:padding="0in" fo:border="none"/>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font-name="Inter" fo:font-size="12pt" fo:font-style="normal" fo:font-weight="normal"/>
    </style:style>
    <style:style style:name="P3" style:family="paragraph" style:parent-style-name="Text_20_body" style:list-style-name="L1">
      <style:paragraph-properties fo:margin-left="0in" fo:margin-right="0in" fo:margin-top="0in" fo:margin-bottom="0in" style:contextual-spacing="false" fo:text-indent="0in" style:auto-text-indent="false" fo:padding="0in" fo:border="none"/>
      <style:text-properties fo:font-variant="normal" fo:text-transform="none" style:font-name="Inter" fo:font-size="12pt" fo:font-style="normal" fo:font-weight="normal"/>
    </style:style>
    <style:style style:name="P4" style:family="paragraph" style:parent-style-name="Text_20_body" style:list-style-name="L2">
      <style:paragraph-properties fo:margin-left="0in" fo:margin-right="0in" fo:margin-top="0in" fo:margin-bottom="0in" style:contextual-spacing="false" fo:text-indent="0in" style:auto-text-indent="false" fo:padding="0in" fo:border="none"/>
      <style:text-properties fo:font-variant="normal" fo:text-transform="none" style:font-name="Inter" fo:font-size="12pt" fo:font-style="normal" fo:font-weight="normal"/>
    </style:style>
    <style:style style:name="T1" style:family="text">
      <style:text-properties fo:font-variant="normal" fo:text-transform="none" style:font-name="inherit" fo:font-size="12pt" fo:font-style="normal" fo:font-weight="bold" loext:padding="0in" loext:border="none"/>
    </style:style>
    <style:style style:name="T2" style:family="text">
      <style:text-properties fo:font-variant="normal" fo:text-transform="none" style:font-name="Inter" fo:font-size="12pt" fo:font-style="normal" fo:font-weight="normal"/>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Opportunity: </text:span></text:span></text:p>
      <text:p text:style-name="P2">ICP blockchain ecosystem is enough mature to develop for it. My project is the next major addition to this ecosystem.</text:p>
      <text:p text:style-name="P2">Seb from Motoko bootcamp is going to support my project by giving the bootcamped people task to develop for my package manager (because my package manager is a modified idea of "super-dApp" by Seb himself).</text:p>
      <text:p text:style-name="P2">ICP blockchain is orders of magnitude more efficient than any other blockchain and is probably going to become the main "cloud" for all kinds of Web apps. So, we are going to bite a big portion of the entire Web apps market. It is going to rival Google Play on the user-base and Linux on support by developers.</text:p>
      <text:p text:style-name="P1"/>
      <text:p text:style-name="P1"><text:span text:style-name="Strong_20_Emphasis"><text:span text:style-name="T1">Customers: </text:span></text:span></text:p>
      <text:p text:style-name="P2">We are going to do a series of webinars for developers who may want to use our platform for development of their blockchain-based Web apps. People from these webinars (as well, as ones "caught" by Seb) are going to be early adopters on the app development side.</text:p>
      <text:p text:style-name="P2">Another adopter of my project are both regular Web app users (ICP does not require to install a browser extension, so they are just use "another Web app" as they are accustomed) and people seasoned in using blockchain apps. They will be brought by my "bootstrap package" feature where my PM will be installed together with third party app(s).</text:p>
      <text:p text:style-name="P1"/>
      <text:p text:style-name="P1"><text:span text:style-name="Strong_20_Emphasis"><text:span text:style-name="T1">Problem: </text:span></text:span></text:p>
      <text:list text:style-name="L1">
        <text:list-item>
          <text:p text:style-name="P3">In current market, Web apps (including blockchain-based apps) are upgraded by the dev (or the DAO) without user consent. A user may want to keep an old version of the app, for example to be sure new bugs are not introduced or even because of fear that the new version may be malicious. So, in current market the popular blockchain idea of user-sovereignty over software he/she uses fails.</text:p>
        </text:list-item>
        <text:list-item>
          <text:p text:style-name="P3">In ICP traditionally software is placed into random subnets. If two softwares need to interact and happened to be in different subnets, there are substantial delays in inter-app communication. The delays are really big, not acceptable for modern Web software.</text:p>
        </text:list-item>
        <text:list-item>
          <text:p text:style-name="P3">There are not enough standards for inter-operating between ICP dapps.</text:p>
        </text:list-item>
        <text:list-item>
          <text:p text:style-name="P3">If the software does not belong to the user, who will pay gas costs of it? Some software disappeared due to not enough gas financing. This is a frequent reason of project failure.</text:p>
        </text:list-item>
      </text:list>
      <text:p text:style-name="P1"/>
      <text:p text:style-name="P1"><text:span text:style-name="Strong_20_Emphasis"><text:span text:style-name="T1">Solution: </text:span></text:span></text:p>
      <text:p text:style-name="P2">The unprecendented solution is to create a package manager that will install copies of software (from distros hosted also on the ICP blockchain) into the same subnet (in the future into multiple subnets, if user so wishes) for user-sovereign usage. The software can be upgraded only on the user explicit consent. It will interoperate (API <text:soft-page-break/>protocols forinter-operation are in development) fast, because of being in one subnet.</text:p>
      <text:p text:style-name="P2">Another part of the project is to develop tools for distro management. We will also automatically install dependencies.</text:p>
      <text:p text:style-name="P2">This is like a Linux package manager, but for blockchain-signed Web apps (so that they belong to the user, despite of being used outside of his computer/phone) instead of apps installed on the computer. Blockchain security (decentralization) is useful for such things as financial services, to ensure for the user that it works accordingly smart contract specs.</text:p>
      <text:p text:style-name="P2">We also support managing permissions between installed apps and sending events between apps.</text:p>
      <text:p text:style-name="P2">An important feature of my software is that it cannot be broken by a malignant package installed or malignant distro. If a software is bad, just uninstall it.</text:p>
      <text:p text:style-name="P1"/>
      <text:p text:style-name="P1"><text:span text:style-name="Strong_20_Emphasis"><text:span text:style-name="T1">Existing Alternatives: </text:span></text:span></text:p>
      <text:p text:style-name="P2">People either:</text:p>
      <text:list text:style-name="L2">
        <text:list-item>
          <text:p text:style-name="P4">give up and just use the last version uploaded by the software's owner</text:p>
        </text:list-item>
        <text:list-item>
          <text:p text:style-name="P4">manually host their own version of some open source software for their personal or corporate usage, what always requires much work on their part</text:p>
        </text:list-item>
        <text:list-item>
          <text:p text:style-name="P4">use packages installed on computer/phone instead of Web apps.</text:p>
        </text:list-item>
      </text:list>
      <text:p text:style-name="P1"><text:span text:style-name="T2">We are Google Play for blockchain, the only solution that puts the user in control of their Web app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23:31:26.825290944</meta:creation-date>
    <dc:date>2024-09-30T23:31:49.068933970</dc:date>
    <meta:editing-duration>PT23S</meta:editing-duration>
    <meta:editing-cycles>1</meta:editing-cycles>
    <meta:document-statistic meta:table-count="0" meta:image-count="0" meta:object-count="0" meta:page-count="2" meta:paragraph-count="24" meta:word-count="633" meta:character-count="3753" meta:non-whitespace-character-count="3146"/>
    <meta:generator>LibreOffice/24.2.5.2$Linux_X86_64 LibreOffice_project/420$Build-2</meta:generator>
  </office:meta>
</office:document-meta>
</file>